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397" officeooo:paragraph-rsid="000ba397"/>
    </style:style>
    <style:style style:name="P2" style:family="paragraph" style:parent-style-name="Standard">
      <style:text-properties officeooo:rsid="000f17f8" officeooo:paragraph-rsid="000f17f8"/>
    </style:style>
    <style:style style:name="P3" style:family="paragraph" style:parent-style-name="Standard">
      <style:text-properties officeooo:rsid="00112f93" officeooo:paragraph-rsid="00112f93"/>
    </style:style>
    <style:style style:name="P4" style:family="paragraph" style:parent-style-name="Standard">
      <style:text-properties officeooo:rsid="002941b0" officeooo:paragraph-rsid="002941b0"/>
    </style:style>
    <style:style style:name="P5" style:family="paragraph" style:parent-style-name="Standard">
      <style:text-properties officeooo:rsid="002cadb1" officeooo:paragraph-rsid="001dd8d0"/>
    </style:style>
    <style:style style:name="P6" style:family="paragraph" style:parent-style-name="Standard">
      <style:text-properties officeooo:rsid="002cadb1" officeooo:paragraph-rsid="002cadb1"/>
    </style:style>
    <style:style style:name="P7" style:family="paragraph" style:parent-style-name="Standard">
      <style:text-properties officeooo:rsid="0037085f" officeooo:paragraph-rsid="0042e533"/>
    </style:style>
    <style:style style:name="P8" style:family="paragraph" style:parent-style-name="Standard">
      <style:text-properties officeooo:rsid="0042e533" officeooo:paragraph-rsid="0042e533"/>
    </style:style>
    <style:style style:name="P9" style:family="paragraph" style:parent-style-name="Table_20_Contents">
      <style:text-properties officeooo:rsid="00314d38" officeooo:paragraph-rsid="00314d38"/>
    </style:style>
    <style:style style:name="P10" style:family="paragraph" style:parent-style-name="Table_20_Contents">
      <style:text-properties officeooo:rsid="0032b033" officeooo:paragraph-rsid="0032b033"/>
    </style:style>
    <style:style style:name="P11" style:family="paragraph" style:parent-style-name="Table_20_Contents">
      <style:text-properties officeooo:rsid="0034af63" officeooo:paragraph-rsid="0034af63"/>
    </style:style>
    <style:style style:name="P12" style:family="paragraph" style:parent-style-name="Table_20_Contents">
      <style:text-properties officeooo:rsid="0034af63" officeooo:paragraph-rsid="00355272"/>
    </style:style>
    <style:style style:name="P13" style:family="paragraph" style:parent-style-name="Text_20_body">
      <style:text-properties officeooo:rsid="004346e9" officeooo:paragraph-rsid="004346e9"/>
    </style:style>
    <style:style style:name="P14" style:family="paragraph" style:parent-style-name="Standard">
      <style:text-properties officeooo:rsid="0042e533" officeooo:paragraph-rsid="0042e533"/>
    </style:style>
    <style:style style:name="P15" style:family="paragraph" style:parent-style-name="Standard">
      <style:text-properties officeooo:rsid="000ba397" officeooo:paragraph-rsid="000ba397"/>
    </style:style>
    <style:style style:name="P16" style:family="paragraph" style:parent-style-name="Standard">
      <style:text-properties officeooo:paragraph-rsid="000f17f8"/>
    </style:style>
    <style:style style:name="P17" style:family="paragraph" style:parent-style-name="Standard">
      <style:text-properties officeooo:rsid="0046912e" officeooo:paragraph-rsid="0046912e"/>
    </style:style>
    <style:style style:name="P18" style:family="paragraph" style:parent-style-name="Standard">
      <style:text-properties officeooo:rsid="0047a473"/>
    </style:style>
    <style:style style:name="P19" style:family="paragraph" style:parent-style-name="Standard">
      <style:text-properties officeooo:rsid="0047a473" officeooo:paragraph-rsid="0047a473"/>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Code">
      <style:text-properties officeooo:paragraph-rsid="00494567"/>
    </style:style>
    <style:style style:name="T1" style:family="text">
      <style:text-properties officeooo:rsid="000dcfd9"/>
    </style:style>
    <style:style style:name="T2" style:family="text">
      <style:text-properties officeooo:rsid="00147018"/>
    </style:style>
    <style:style style:name="T3" style:family="text">
      <style:text-properties style:font-name="Liberation Serif1"/>
    </style:style>
    <style:style style:name="T4" style:family="text">
      <style:text-properties style:font-name="Liberation Serif1" officeooo:rsid="0016cdff"/>
    </style:style>
    <style:style style:name="T5" style:family="text">
      <style:text-properties style:font-name="Liberation Serif1" officeooo:rsid="00245aed"/>
    </style:style>
    <style:style style:name="T6" style:family="text">
      <style:text-properties style:font-name="Liberation Serif1" officeooo:rsid="00147018"/>
    </style:style>
    <style:style style:name="T7" style:family="text">
      <style:text-properties style:font-name="Liberation Serif1" officeooo:rsid="002804c6"/>
    </style:style>
    <style:style style:name="T8" style:family="text">
      <style:text-properties style:font-name="Liberation Serif1" officeooo:rsid="003fc973"/>
    </style:style>
    <style:style style:name="T9" style:family="text">
      <style:text-properties officeooo:rsid="0021ee8b"/>
    </style:style>
    <style:style style:name="T10" style:family="text">
      <style:text-properties officeooo:rsid="002cadb1"/>
    </style:style>
    <style:style style:name="T11" style:family="text">
      <style:text-properties officeooo:rsid="002cf134"/>
    </style:style>
    <style:style style:name="T12" style:family="text">
      <style:text-properties officeooo:rsid="0034af63"/>
    </style:style>
    <style:style style:name="T13" style:family="text">
      <style:text-properties officeooo:rsid="00399d4d"/>
    </style:style>
    <style:style style:name="T14" style:family="text">
      <style:text-properties officeooo:rsid="0039d2db"/>
    </style:style>
    <style:style style:name="T15" style:family="text">
      <style:text-properties officeooo:rsid="003ab41e"/>
    </style:style>
    <style:style style:name="T16" style:family="text">
      <style:text-properties officeooo:rsid="003c266f"/>
    </style:style>
    <style:style style:name="T17" style:family="text">
      <style:text-properties officeooo:rsid="003e02ca"/>
    </style:style>
    <style:style style:name="T18" style:family="text">
      <style:text-properties officeooo:rsid="004346e9"/>
    </style:style>
    <style:style style:name="T19" style:family="text">
      <style:text-properties officeooo:rsid="000f17f8"/>
    </style:style>
    <style:style style:name="T20" style:family="text">
      <style:text-properties officeooo:rsid="00448e6c"/>
    </style:style>
    <style:style style:name="T21" style:family="text">
      <style:text-properties officeooo:rsid="0047a473"/>
    </style:style>
    <style:style style:name="T22" style:family="text">
      <style:text-properties officeooo:rsid="004945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L <text:span text:style-name="T18">Compiler mit</text:span> Spracherweiterung: Datentyp String</text:p>
      <text:p text:style-name="P1"/>
      <text:p text:style-name="P1"/>
      <text:p text:style-name="P1">Pascal Büttiker</text:p>
      <text:p text:style-name="P1">Samuel Stachelski</text:p>
      <text:p text:style-name="P1"/>
      <text:p text:style-name="P1"/>
      <text:p text:style-name="P1"/>
      <text:h text:style-name="Heading_20_1" text:outline-level="1">Abstract</text:h>
      <text:p text:style-name="P13">Dieses Paper beschreibt die Entstehung eines IML Compilers inklusive einer IML-Erweiterung (Datentyp string). Das Ziel dieses in C++ geschriebenen Compilers ist es, IML Source-Code in Assembler (NASM) Code zu compilieren, welcher danach wiederum für die jeweilige Platform in Maschinencode übersetzt wird.</text:p>
      <text:p text:style-name="P16"><text:span text:style-name="T19">Unsere Erweiterung führt den neuen Datentyp "string" ein. Strings sollen ASCII-Zeichen speichern können. Ein String muss zwar intern in einer From von einem Array gespeichert werden, aber da ist nicht relevant für die Anwendung der Spracherweiterung: Ein String ist ein homogener Datentyp, der nicht auf anderen Datentypen von IML basieren soll. Dementsprechend braucht er z. B. auch eigene Operatoren. Ausserdem soll es möglich sein, eine Variable eines beliebigen Typs in einen String einzubauen, mittels Inline-Syntax.</text:span></text:p>
      <text:p text:style-name="P2"/>
      <text:p text:style-name="P2"/>
      <text:p text:style-name="P2"/>
      <text:h text:style-name="Heading_20_1" text:outline-level="1">Grundsätzliche Idee</text:h>
      <text:p text:style-name="P3">Mit Texten, bzw. Zeichenketten zu arbeiten ist <text:span text:style-name="T20">zentraler Bestandteil von Programmen wenn diese eine Interaktion mit Menschen haben</text:span>. In IML gibt es bisher <text:span text:style-name="T9">keinen Datentyp für Zeichenketten</text:span>. Wir möchten deshalb einen Datentyp „String“ einführen. Einen String soll man mit anderen Variablen beliebigens Typs zusammenhängen können, wobei daraus wieder ein String entsteht. <text:span text:style-name="T20">Der Fokus steht dabei auf der Usability für den Programmierer, er soll mit Strings möglichst angenehm sowie effektiv arbeiten können.</text:span></text:p>
      <text:p text:style-name="P1"/>
      <text:p text:style-name="P1"/>
      <text:p text:style-name="P1"/>
      <text:h text:style-name="Heading_20_2" text:outline-level="2">Lexikalischer Syntax</text:h>
      <text:p text:style-name="P3">Da der String-Typ genau wie ein anderer Grunddatentyp behandelt wird, <text:span text:style-name="T2">braucht es keine lexikalischen Ergänzungen.</text:span></text:p>
      <text:p text:style-name="P1"/>
      <text:p text:style-name="P1"/>
      <text:p text:style-name="P1"/>
      <text:h text:style-name="P20" text:outline-level="2"/>
      <text:h text:style-name="P21" text:outline-level="2">Grammatikalischer Syntax</text:h>
      <text:h text:style-name="Heading_20_3" text:outline-level="3">Deklaration</text:h>
      <text:p text:style-name="Standard"/>
      <text:p text:style-name="Code">var myString1 : string;</text:p>
      <text:p text:style-name="Code">const myString2 : string;</text:p>
      <text:p text:style-name="Code">var myString3 : string;</text:p>
      <text:p text:style-name="Code">var number1: int32;</text:p>
      <text:p text:style-name="Standard"/>
      <text:h text:style-name="Heading_20_3" text:outline-level="3">Initialisierung</text:h>
      <text:p text:style-name="Standard"/>
      <text:p text:style-name="Standard">Statischer String</text:p>
      <text:p text:style-name="Code">myString1 init := "schnurzel ";</text:p>
      <text:p text:style-name="Code"/>
      <text:p text:style-name="Standard">Mit anderen Variablen</text:p>
      <text:p text:style-name="Code">myString2 init := myString1 + number1;</text:p>
      <text:p text:style-name="Code"/>
      <text:p text:style-name="Standard">Im Funktionsaufruf</text:p>
      <text:p text:style-name="Code">call foo(myString3 init);</text:p>
      <text:p text:style-name="Standard"/>
      <text:p text:style-name="Standard">Ein-/Ausgabe:</text:p>
      <text:p text:style-name="Code">? myString1;</text:p>
      <text:p text:style-name="Code">! myString1;</text:p>
      <text:p text:style-name="Standard"/>
      <text:p text:style-name="P18"/>
      <text:h text:style-name="Heading_20_3" text:outline-level="3">Konkatenation</text:h>
      <text:p text:style-name="Standard"/>
      <text:p text:style-name="P17">Grundsätzlich erlaubt der <text:span text:style-name="T21">binäre </text:span>Verknüpfungsoperator (<text:span text:style-name="T21">&amp;</text:span>) das Verknüpfen von <text:span text:style-name="T21">zwei (beliebigen) Expressions zu einem neuen String:</text:span></text:p>
      <text:p text:style-name="P17"/>
      <text:p text:style-name="P19"><text:span text:style-name="T21">s</text:span>tring := &lt;EXPR&gt; &amp; &lt;EXPR&gt;</text:p>
      <text:p text:style-name="Standard"/>
      <text:p text:style-name="P19">Sollte eine &lt;EXPR&gt; nicht vom Typ String sein, wird diese <text:span text:style-name="T22">implizit zu einem String </text:span>gecasted.</text:p>
      <text:p text:style-name="Standard"/>
      <text:p text:style-name="Code">myString1 := "dum" <text:span text:style-name="T22">&amp;</text:span> "di";</text:p>
      <text:p text:style-name="P22">myString1 := "dum" <text:span text:style-name="T22">&amp;</text:span> number1;</text:p>
      <text:p text:style-name="Code">myString1 := "foo" <text:span text:style-name="T22">&amp;</text:span> <text:span text:style-name="T22">10 + 2</text:span>;</text:p>
      <text:p text:style-name="Code">myString1 := myString1 <text:span text:style-name="T22">&amp;</text:span> myString1;</text:p>
      <text:p text:style-name="Standard"/>
      <text:h text:style-name="Heading_20_3" text:outline-level="3"><text:span text:style-name="T4">I</text:span><text:span text:style-name="T3">nline-Syntax</text:span></text:h>
      <text:p text:style-name="Standard"><text:span text:style-name="T3">Das </text:span><text:span text:style-name="T8">Z</text:span><text:span text:style-name="T3">eichen % wird als Markierung für den Inline-Syntax verwendet. </text:span><text:span text:style-name="T5">Zwischen zwei %-Zeichen muss sich ein Identifier befinden</text:span><text:span text:style-name="T3">. </text:span><text:span text:style-name="T5">Um das Zeichen </text:span><text:span text:style-name="T4">"%" </text:span><text:span text:style-name="T5">selber auszugeben, schreibt man zwei mal hintereinander %</text:span></text:p>
      <text:p text:style-name="Code">myString1 := "Hello %myString1%!";</text:p>
      <text:p text:style-name="Code">myString1 := "Hello %number1%!";</text:p>
      <text:p text:style-name="Code">myString1 := "Onehundred%%";</text:p>
      <text:p text:style-name="Standard"><text:soft-page-break/></text:p>
      <text:p text:style-name="Standard"><text:span text:style-name="T3">Da der String-Typ genau wie ein anderer Grunddatentyp behandelt wird, </text:span><text:span text:style-name="T6">braucht es keine </text:span><text:span text:style-name="T7">grammatikalischen</text:span><text:span text:style-name="T6"> Ergänzungen </text:span><text:span text:style-name="T7">in der Sprachdefinition</text:span><text:span text:style-name="T6">.</text:span></text:p>
      <text:p text:style-name="Standard"/>
      <text:p text:style-name="Standard"/>
      <text:p text:style-name="P1"/>
      <text:p text:style-name="P1">Kontext- und Typ-<text:span text:style-name="T17">E</text:span>inschränkung</text:p>
      <text:p text:style-name="P4">Es gibt für alle Datentypen die Möglichkeit, eine Variable zum Datentyp String zu konvertieren. Anwendung findet diese <text:span text:style-name="T10">K</text:span>onvertierung nur in Expressions und nur implizit. Ansonsten würden die Freiheiten z. B. bei den <text:span text:style-name="T16">Prozedur-</text:span> und Funktionsaufrufen eingeschränkt <text:span text:style-name="T10">mit dem</text:span> Typ String (<text:span text:style-name="T10">z. B. ist dann ein </text:span>Aufruf mir Referenzparametern nicht mehr <text:span text:style-name="T10">klar definiert</text:span>). <text:span text:style-name="T10">Wenn in einer Expression irgendwo der Datentyp String vorkommt, wird die ganze Expression am Schluss ein String sein.</text:span></text:p>
      <text:p text:style-name="P6"/>
      <text:p text:style-name="P6"/>
      <text:p text:style-name="P6"/>
      <text:p text:style-name="P6">Zeichensatz</text:p>
      <text:p text:style-name="P6">Es wird der ASCII-Zeichensatz unterstützt, wobei nicht-druckbare Zeichen ignoriert werden.</text:p>
      <text:p text:style-name="P4"/>
      <text:p text:style-name="P4"/>
      <text:p text:style-name="P4"/>
      <text:p text:style-name="P6">Maximale Länge</text:p>
      <text:p text:style-name="P6">Die maximale Länge wird provisorisch auf 256 Zeichen festgelegt. Zu lange Strings werden (wie bei einem int-<text:span text:style-name="T11">O</text:span>verflow<text:span text:style-name="T11">) einfach abgeschnitten.</text:span></text:p>
      <text:p text:style-name="P6"/>
      <text:p text:style-name="P6"/>
      <text:p text:style-name="P6"/>
      <text:p text:style-name="P6">Speicherverbrauch</text:p>
      <text:p text:style-name="P6">Pro String-Variable wird ein von Anfang die maximale Länge eines Strings reserviert. Dies verbraucht zwar Platz, erleich<text:span text:style-name="T14">t</text:span>ert die <text:span text:style-name="T15">H</text:span>andhabung der Speicherverwaltung dafür extrem.</text:p>
      <text:p text:style-name="P1"/>
      <text:p text:style-name="P1"/>
      <text:p text:style-name="P1"/>
      <text:p text:style-name="P1">Vergleich mit anderen Programmiersprachen</text:p>
      <table:table table:name="Tabelle1" table:style-name="Tabelle1">
        <table:table-column table:style-name="Tabelle1.A" table:number-columns-repeated="3"/>
        <table:table-row>
          <table:table-cell table:style-name="Tabelle1.A1" office:value-type="string">
            <text:p text:style-name="P9">Kriterium</text:p>
          </table:table-cell>
          <table:table-cell table:style-name="Tabelle1.A1" office:value-type="string">
            <text:p text:style-name="P9">Java</text:p>
          </table:table-cell>
          <table:table-cell table:style-name="Tabelle1.C1" office:value-type="string">
            <text:p text:style-name="P9">C</text:p>
          </table:table-cell>
        </table:table-row>
        <table:table-row>
          <table:table-cell table:style-name="Tabelle1.A2" office:value-type="string">
            <text:p text:style-name="P9">Realisierung des Datentyps String</text:p>
          </table:table-cell>
          <table:table-cell table:style-name="Tabelle1.A2" office:value-type="string">
            <text:p text:style-name="P9">Klasse, welche auf dem Grunddatentyp char-Array aufbaut</text:p>
          </table:table-cell>
          <table:table-cell table:style-name="Tabelle1.C2" office:value-type="string">
            <text:p text:style-name="P9">Typ String existiert nicht, in den Standard-Bibliotheken wird String als ein char-Array betrachtet, wobei der Wert 0 das Stringende kennzeichnet</text:p>
          </table:table-cell>
        </table:table-row>
        <table:table-row>
          <table:table-cell table:style-name="Tabelle1.A2" office:value-type="string">
            <text:p text:style-name="P10">Operationen auf Strings</text:p>
          </table:table-cell>
          <table:table-cell table:style-name="Tabelle1.A2" office:value-type="string">
            <text:p text:style-name="P10">Syntax ähnlich wie bei uns: Konkatenation mittels +-Operator, <text:span text:style-name="T12">dabei</text:span> implizite Konvertierung von anderen Datentypen</text:p>
            <text:p text:style-name="P10">Sehr viele Funktionen in der Klasse String</text:p>
          </table:table-cell>
          <table:table-cell table:style-name="Tabelle1.C2" office:value-type="string">
            <text:p text:style-name="P10">Standard-Bibliothek mit diversen Funktionen <text:span text:style-name="T12">für</text:span> char-Arrays</text:p>
          </table:table-cell>
        </table:table-row>
        <table:table-row>
          <table:table-cell table:style-name="Tabelle1.A2" office:value-type="string">
            <text:p text:style-name="P11">Inline-Syntax</text:p>
          </table:table-cell>
          <table:table-cell table:style-name="Tabelle1.A2" office:value-type="string">
            <text:p text:style-name="P11">Nicht unterstützt</text:p>
          </table:table-cell>
          <table:table-cell table:style-name="Tabelle1.C2" office:value-type="string">
            <text:p text:style-name="P12">Nicht unterstützt</text:p>
          </table:table-cell>
        </table:table-row>
        <table:table-row>
          <table:table-cell table:style-name="Tabelle1.A2" office:value-type="string">
            <text:p text:style-name="P9">Maximale Länge</text:p>
          </table:table-cell>
          <table:table-cell table:style-name="Tabelle1.A2" office:value-type="string">
            <text:p text:style-name="P9">Länge des verfügbaren Arbeitsspeicher dividiert durch 2 (da UTF-16) oder 2^31 <text:soft-page-break/>Zeichen</text:p>
          </table:table-cell>
          <table:table-cell table:style-name="Tabelle1.C2" office:value-type="string">
            <text:p text:style-name="P9">Länge des verfügbaren Speichers</text:p>
          </table:table-cell>
        </table:table-row>
        <table:table-row>
          <table:table-cell table:style-name="Tabelle1.A2" office:value-type="string">
            <text:p text:style-name="P9">Speicherverbrauch</text:p>
          </table:table-cell>
          <table:table-cell table:style-name="Tabelle1.A2" office:value-type="string">
            <text:p text:style-name="P9">2 Bytes pro Zeichen + Overhead der Klasse</text:p>
          </table:table-cell>
          <table:table-cell table:style-name="Tabelle1.C2" office:value-type="string">
            <text:p text:style-name="P9">1 Byte pro Zeichen</text:p>
          </table:table-cell>
        </table:table-row>
      </table:table>
      <text:p text:style-name="P5"/>
      <text:p text:style-name="P5"/>
      <text:p text:style-name="P5"/>
      <text:p text:style-name="P1"/>
      <text:p text:style-name="P1"/>
      <text:p text:style-name="P1"><text:span text:style-name="T1">6. </text:span>Begründung des Entwurfs</text:p>
      <text:p text:style-name="P8">Datenstruktur:</text:p>
      <text:p text:style-name="P7">Für uns war es <text:span text:style-name="T13">essentiell</text:span>, dass String ein elementarer Datentyp ist, also nicht auf anderen Konstrukten der Sprache basiert. In den meisten modernen Programmiersprachen verwendet man eine Kombination von Characters und Arrays, um Strings zu repräsentieren. Wir finden es deshalb viel interessanter, einen homogenen Datentyp String einzuführen der vollkommen in die Sprache integriert ist und (je nach Komplexität des Typs) keine Änderungen an der Sprachdefinition erfordert, bzw. nicht mehr als beispielsweise die Einführung eine numerischen Datentyps.</text:p>
      <text:p text:style-name="P7"/>
      <text:p text:style-name="P8">Funktionalität</text:p>
      <text:p text:style-name="P8">Unser Ziel ist es, dem Programmierer zu ermöglichen Nachrichten zu erstellen und Auszugeben. Ausserdem soll er beliebige Variablen in Strings um wandeln und aneinander hängen können. Modifikationen von Strings sind kein Ziel, deshalb beschränken wir uns auf das Implizite Casting, den schon vorhandenen +Operator und die Inline-Syn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class="text">
      <style:text-properties style:font-name="Consolas" fo:font-family="Consolas" style:font-family-generic="swiss" style:font-pitch="variable" officeooo:rsid="001b389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5:21:49.498588093</meta:creation-date>
    <dc:date>2013-11-17T13:28:40.457198000</dc:date>
    <meta:editing-duration>PT4H39M3S</meta:editing-duration>
    <meta:editing-cycles>51</meta:editing-cycles>
    <meta:generator>LibreOffice/4.1.3.2$MacOSX_x86 LibreOffice_project/70feb7d99726f064edab4605a8ab840c50ec57a</meta:generator>
    <meta:document-statistic meta:table-count="1" meta:image-count="0" meta:object-count="0" meta:page-count="4" meta:paragraph-count="73" meta:word-count="743" meta:character-count="5397" meta:non-whitespace-character-count="4727"/>
  </office:meta>
</office:document-meta>
</file>